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4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December 1880?]</text:p>
      <text:p text:style-name="P2">Month<text:tab/><text:tab/><text:tab/><text:tab/><text:tab/><text:tab/></text:p>
      <text:p text:style-name="P2">Year<text:tab/><text:tab/><text:tab/><text:tab/><text:tab/><text:tab/>[1880?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Rosa Oppenheimer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funeral/</text:p>
      <text:p text:style-name="P6">Sympathising friends. <text:s/>If you anticipate hearing the sound/ of lament, <text:span text:style-name="T2">turn</text:span><text:span text:style-name="T3"> look not to me, but turn to those who must naturally/ feel a sorrow intensified by repeated bereavements. <text:s/>Not ten/ months have elapsed since they laid into the cold grave a father/ who had labored long and hard, to earn for them a competency./ <text:s/>Not four months have glided by since they accompanied to/ the place of interment the remains of a dear relative, dear/ to an entire community; and now they are summoned/ by a God whose will is all just yet inscrutable to consign/ to the cold earth the wife of him who had begotten them; their/ mother. <text:s/>I sympathise with the bereaved by reason/ of their repeated strokes of misfortune. <text:s/>I am grieved for/ them because had I not even experienced the loss which they/ now sustained, I would find in opening my Bible, that the/ departure from our midst of her that gave us birth brings/ unutterable anguish. <text:s/>I am sad for their sake, because the/ woman whose funeral obsequies I am called upon to perform/ had reached an age, in which she ought to have enjoyed among/ her children the fruits of early trials in the training of a/ numerous family,--having exceeded </text:span><text:span text:style-name="T2">al</text:span><text:span text:style-name="T3"> only by one decade the/ half of our term of life./</text:span></text:p>
      <text:p text:style-name="P6"><text:span text:style-name="T3"/></text:p>
      <text:p text:style-name="P6"><text:span text:style-name="T3">[Page 2]</text:span></text:p>
      <text:p text:style-name="P6"><text:span text:style-name="T3">Still, I will not give forth complaints. <text:s/>Did I believe/ that with the dissolution of this corruptible matter/ existence ceased I </text:span><text:span text:style-name="T2">would</text:span><text:span text:style-name="T3"> might, like a priest of ancient heathens,/ encourage the tearing of our flesh at the decease of those, we/ love or regard. <text:s/>But the voice of reason which tells me/ that the brain is not the mind proper, but simply the instrument/ of human thoughts, nor is the heart the cause of our </text:span><text:soft-page-break/><text:span text:style-name="T3">senti-/ments, but merely the agent of our feelings, is joined by the voice/ of religion which assures me that when my body is consumed,/ I shall survive its decay, through the author of my soul,/ the God Eternal. <text:s/>He has not blessed us with so many/ faculties, that we might perish like the beasts of the field./ <text:s/>If the destruction of our spirit is an impossibility, why should/ I bewail and moan? <text:s/>It is natural for the bereaved to weep;/ it is incumbent on their guide to lift up the afflicted by/ celestial promises. <text:s/>The faithful and industrious wife, the/ devoted mother and virtuous social being has gone to her/ lasting reward. <text:s/>True, when we measure her years by/ our mete-yard, we will judge them too short. <text:s/>They/ upon whom she bestowed maternal affection, might have/ wished that she had spoken a tender word, and bid them/ farewell upon earth, before death arrived./</text:span></text:p>
      <text:p text:style-name="P6"><text:span text:style-name="T3"/></text:p>
      <text:p text:style-name="P6"><text:span text:style-name="T3">[Page 3]</text:span></text:p>
      <text:p text:style-name="P6"><text:span text:style-name="T3">But the consideration that she was spared the </text:span><text:span text:style-name="T2">terror</text:span><text:span text:style-name="T3"> agony of/ </text:span><text:span text:style-name="T2">a</text:span><text:span text:style-name="T3"> parting with </text:span><text:span text:style-name="T2">the</text:span><text:span text:style-name="T3"> a world, </text:span><text:span text:style-name="T2">in which she left her dear ones,</text:span><text:span text:style-name="T3"> of dear associations,/ ought to be a source of </text:span><text:span text:style-name="T2">consolation</text:span><text:span text:style-name="T3"> comfort. <text:s/>To lament on my part/ would be unseeming and irreligious./</text:span></text:p>
      <text:p text:style-name="P6"><text:span text:style-name="T3">I do often grieve, not so much for those who have early/ gone to reap </text:span><text:span text:style-name="T2">a</text:span><text:span text:style-name="T3"> elsewhere a harvest of pleasures, but for/ many they have left behind, </text:span><text:span text:style-name="T2">to</text:span><text:span text:style-name="T3"> who sow broadcast the seeds/ of evil. <text:s/>I am sad when I contemplate the laxity of prin-/ciples among mortal beings, when I see men try to over-/-reach one another, to mutually blacken their characters,/ to act with deceit, and all with the view of </text:span><text:span text:style-name="T2">gathering</text:span><text:span text:style-name="T3"> garnering/ what they may be compelled suddenly to leave, before they/ had time to taste the delights which they fancied it would procure./ <text:s/>Dost thou not know my brother, that the morrow may not/ be thine? <text:s/>Why wilt thou fatigue thyself ignobly, gathering/ what may prove naught but fag</text:span><text:span text:style-name="T2">g</text:span><text:span text:style-name="T3">ots wherewith to </text:span><text:span text:style-name="T2">burn</text:span><text:span text:style-name="T3"> con-/-sume the peace of thy mind, and the joys of thy heart?/ <text:s/>My friends! <text:s/>Occasions like the present are always cal-/-culated to awaken solemn thoughts, for as we are/ placed face to face with death, we realize the fact that/ life ought to be spent usefully, blessedly. <text:s/>But not unfre-/-quently is the impression fleeting, abiding with us </text:span><text:span text:style-name="T2">a moment</text:span><text:span text:style-name="T3"> until the corpse is lowered into its/ final dwelling-place./</text:span></text:p>
      <text:p text:style-name="P6"><text:span text:style-name="T3"/></text:p>
      <text:p text:style-name="P6"><text:span text:style-name="T3">[Page 4]</text:span></text:p>
      <text:p text:style-name="P6"><text:span text:style-name="T3">Oh let it not be so in this instance. <text:s/>I call upon you specially/ children of Mrs Rosa Oppenheimer. <text:s/>She who suffered in watching/ over your health, who endured privations to rear you virtuously/ yearns still for the tokens of your love. <text:s/>You will pray that/ she be happy, and she will rejoice in the filial thought./ <text:s/>You will deny yourselves pleasures for a time to mourn over/ her whose decease has created a void in your midst, and/ she will appreciate your actions. <text:s/>But that which will afford/ her soul ineffable gratification will be your future conduct./ <text:s/>The harmony of your feelings, as members of her household./ <text:s/>Your uprightness as members of the social family, your/ piety as Israelites, your good example as relatives, your/ charity; your philanthropy, your greatness in whatever/ ennobles </text:span><text:span text:style-name="T2">y</text:span><text:span text:style-name="T3"> human nature. <text:s/>Better than when/ she moved her below, she understands now how man/ can fulfil[sic!] the will of his Creator, and she beseeches you/ at this hour, to honor her memory by glorifying the Eternal/ God [Hebrew] "who hath given us this soul"/ <text:s/>Heed the maternal injunction, ye her </text:span><text:span text:style-name="T2">Chl</text:span><text:span text:style-name="T3"> children./ <text:s/>I am its interpreter. <text:s/>And Thou O God infuse into/ thy suppliants a love for religion &amp;c &amp;c &amp;c./</text:span></text:p>
      <text:p text:style-name="P6"><text:span text:style-name="T3"/>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6T11:19:10.56</meta:creation-date>
    <dc:date>2012-10-16T12:10:56.81</dc:date>
    <dc:creator>Penn Libraries</dc:creator>
    <meta:editing-duration>PT00H03M0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1069" meta:character-count="6454"/>
  </office:meta>
</office:document-meta>
</file>